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center" style:justify-single-word="false" fo:break-before="page"/>
    </style:style>
    <style:style style:name="P55" style:family="paragraph" style:parent-style-name="Heading_20_2">
      <style:paragraph-properties fo:text-align="center" style:justify-single-word="false"/>
    </style:style>
    <style:style style:name="P56"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Liberation Serif" officeooo:rsid="001a0e0d"/>
    </style:style>
    <style:style style:name="T40" style:family="text">
      <style:text-properties officeooo:rsid="00278ec6"/>
    </style:style>
    <style:style style:name="T41" style:family="text">
      <style:text-properties fo:font-weight="bold" style:font-weight-asian="bold" style:font-weight-complex="bold"/>
    </style:style>
    <style:style style:name="T42" style:family="text">
      <style:text-properties fo:font-weight="bold" officeooo:rsid="0041db8f" style:font-weight-asian="bold" style:font-weight-complex="bold"/>
    </style:style>
    <style:style style:name="T43" style:family="text">
      <style:text-properties fo:font-weight="bold" officeooo:rsid="00515d9f" style:font-weight-asian="bold" style:font-weight-complex="bold"/>
    </style:style>
    <style:style style:name="T44" style:family="text">
      <style:text-properties officeooo:rsid="0047c623"/>
    </style:style>
    <style:style style:name="T45" style:family="text">
      <style:text-properties officeooo:rsid="00489998"/>
    </style:style>
    <style:style style:name="T46" style:family="text">
      <style:text-properties officeooo:rsid="004a538a"/>
    </style:style>
    <style:style style:name="T47" style:family="text">
      <style:text-properties officeooo:rsid="004bbbdc"/>
    </style:style>
    <style:style style:name="T48" style:family="text">
      <style:text-properties officeooo:rsid="004c9b08"/>
    </style:style>
    <style:style style:name="T49" style:family="text">
      <style:text-properties officeooo:rsid="004e6e1b"/>
    </style:style>
    <style:style style:name="T50" style:family="text">
      <style:text-properties fo:font-weight="normal" style:font-weight-asian="normal" style:font-weight-complex="normal"/>
    </style:style>
    <style:style style:name="T51" style:family="text">
      <style:text-properties officeooo:rsid="004f6666"/>
    </style:style>
    <style:style style:name="T52" style:family="text">
      <style:text-properties officeooo:rsid="00515d9f"/>
    </style:style>
    <style:style style:name="T53" style:family="text">
      <style:text-properties style:font-name="Noto Sans CJK SC Regular"/>
    </style:style>
    <style:style style:name="T54" style:family="text">
      <style:text-properties style:font-name="Noto Sans CJK SC Regular" officeooo:rsid="0065e69d"/>
    </style:style>
    <style:style style:name="T55" style:family="text">
      <style:text-properties style:font-name="Noto Sans CJK SC Regular" officeooo:rsid="006a836c"/>
    </style:style>
    <style:style style:name="T56" style:family="text">
      <style:text-properties style:font-name="Noto Sans CJK SC Regular" officeooo:rsid="006ac339"/>
    </style:style>
    <style:style style:name="T57" style:family="text">
      <style:text-properties style:font-name="Noto Sans CJK SC Regular" officeooo:rsid="007048f0"/>
    </style:style>
    <style:style style:name="T58" style:family="text">
      <style:text-properties style:font-name="Noto Sans CJK SC Regular" officeooo:rsid="007221b3"/>
    </style:style>
    <style:style style:name="T59" style:family="text">
      <style:text-properties style:font-name="Noto Sans CJK SC Regular" officeooo:rsid="00750e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55"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39">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55"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55" text:outline-level="2">不要在客户面前喋喋不休</text:h>
      <text:p text:style-name="P7">我们在总公司的会议上对推销员为什么会失去推销机会进行投票表决，结果<text:span text:style-name="T40">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55"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55"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55"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55"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42">3. </text:span><text:span text:style-name="T41">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41">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41">5.</text:span> <text:span text:style-name="T41">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53"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55"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44">，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45">，所以新颖的广告和特色的产品能够在客户心中留下深刻的印象，激起客户的购买欲望。</text:span></text:p>
      <text:p text:style-name="P26">并且人们都喜欢购买自己熟悉的产品<text:span text:style-name="T45">，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46">：(草莓味、香蕉味豆浆；奶油、咖啡、果汁三色豆腐)</text:span></text:p>
      <text:p text:style-name="P34">要想占领消费者的头脑<text:span text:style-name="T46">，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46">，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55" text:outline-level="2">二八定律<text:span text:style-name="T46">：维护好大客户的面子</text:span></text:h>
      <text:p text:style-name="P34">社会上的人似乎很自然地分为两大类<text:span text:style-name="T46">：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47">，这一定律体现在20%的客户带来了80%的销售额。这意味着，大客户对销售人员来说至关重要。</text:span></text:p>
      <text:p text:style-name="P34"/>
      <text:p text:style-name="P34">大客户往往给销售员带来大订单<text:span text:style-name="T48">，并且大客户对于本区域的其他客户往往具有极大的广告和示范效应，有利于销售员的进一步推销。</text:span></text:p>
      <text:p text:style-name="P34">但是<text:span text:style-name="T48">，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48">，如果销售员这时顶撞的大客户，即使自己是有理的，那么也很有可能把交易搞砸，遭受损失。</text:span></text:p>
      <text:p text:style-name="P34"/>
      <text:p text:style-name="P34">对待大客户<text:span text:style-name="T49">，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49">，我们可以灵活运用以下两种方法来化解客户的不良情绪，在不损害客户面子的基础上达到自己的目的，取得更好的销售业绩。</text:span></text:p>
      <text:p text:style-name="P36"><text:span text:style-name="T41">1. 置换法</text:span><text:span text:style-name="T43">，</text:span>服装销售玛丽的例子(客户试穿过的衣服说可能是家里的孩子试穿过)：</text:p>
      <text:p text:style-name="P36">指说话人为避免直接指出对方的缺点或问题时，有意进行置换，<text:span text:style-name="T50">把可能会丢面子的事，转换到其他人身上，这样可以减少与对方的冲突，为对方找到了台阶下。</text:span></text:p>
      <text:p text:style-name="P36"><text:span text:style-name="T41">2. 使用模糊语言</text:span><text:span text:style-name="T43">，</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55" text:outline-level="2">奥美定律<text:span text:style-name="T51">：把客户当做上帝一样服务，客户就会关照你的生意</text:span></text:h>
      <text:p text:style-name="P36">客户购买产品时都希望能够接受良好的服务<text:span text:style-name="T51">，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52">：</text:span></text:p>
      <text:p text:style-name="P36">坚持最好的服务一天两天容易<text:span text:style-name="T52">，但时间长了就很难尽善尽美了，然而沃尔玛却几十年如一日地对待顾客。面对“天天低价”、“十英尺态度”等如此良好的服务，客户怎能不回报沃尔玛呢？</text:span></text:p>
      <text:p text:style-name="P36"/>
      <text:p text:style-name="P36">海尔的例子<text:span text:style-name="T52">：</text:span></text:p>
      <text:p text:style-name="P36">服务态度的真诚也很重要<text:span text:style-name="T52">，海尔有一句响亮的口号：真诚到永远！</text:span></text:p>
      <text:p text:style-name="P36"/>
      <text:p text:style-name="P36">销售员要想获得成功并不需要什么特别的法宝<text:span text:style-name="T52">，我们只要遵循奥美定律，把客户当做上帝一样，真诚周到地为它们服务，那么客户自然会被感动，我们也就不愁不能赢得客户的心了。</text:span></text:p>
      <text:p text:style-name="P36"/>
      <text:h text:style-name="P55" text:outline-level="2"><text:soft-page-break/>布利斯定律：设立销售目标和计划</text:h>
      <text:p text:style-name="P38"/>
      <text:p text:style-name="P38"><text:span text:style-name="T41">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55"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text:soft-page-break/>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56"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text:soft-page-break/>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54">、成功学导师</text:span><text:span text:style-name="T1">)</text:span></text:p>
      <text:p text:style-name="P51"><text:span text:style-name="T1"/></text:p>
      <text:p text:style-name="P51"><text:span text:style-name="T1">在销售中</text:span><text:span text:style-name="T54">，也可以利用斯通定律来指导我们如何与客户相处。我们都知道，在销售中，遭到客户拒绝是很正常的事</text:span><text:span text:style-name="T55">。</text:span></text:p>
      <text:p text:style-name="P51"><text:span text:style-name="T55">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span></text:p>
      <text:p text:style-name="P51"><text:span text:style-name="T55"/></text:p>
      <text:p text:style-name="P51"><text:span text:style-name="T55">被客户</text:span><text:span text:style-name="T56">39次拒绝的</text:span><text:span text:style-name="T55">推销员的例子</text:span><text:span text:style-name="T56">：</text:span></text:p>
      <text:p text:style-name="P51"><text:span text:style-name="T56">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span></text:p>
      <text:p text:style-name="P51"><text:span text:style-name="T56"/></text:p>
      <text:p text:style-name="P51"><text:span text:style-name="T56">所以，当我们面对客户的拒绝时，一定要保持积极的心态，以积极的态度征服客户的心，然后再以退为进，来进一步争取成功。</text:span></text:p>
      <text:p text:style-name="P51"><text:span text:style-name="T1"/></text:p>
      <text:p text:style-name="P51"><text:span text:style-name="T1">总之</text:span><text:span text:style-name="T57">，客户的拒绝并不可怕，只要我们认识到斯通定律的重要作用</text:span><text:span text:style-name="T58">，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text:span text:style-name="T1"/></text:p>
      <text:p text:style-name="P51"><text:span text:style-name="T1"/></text:p>
      <text:h text:style-name="P54" text:outline-level="1"><text:span text:style-name="T1">第三章 卖货其实就是卖</text:span><text:span text:style-name="T59">“</text:span><text:span text:style-name="T1">心</text:span><text:span text:style-name="T59">”</text:span></text:h>
      <text:p text:style-name="P51"><text:span text:style-name="T59"/></text:p>
      <text:h text:style-name="P55" text:outline-level="2">购买之前，客户需要一千个消费的理由</text:h>
      <text:p text:style-name="P51"><text:span text:style-name="T59"/></text:p>
      <text:p text:style-name="P51"><text:span text:style-name="T59">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text:span></text:p>
      <text:p text:style-name="P51"><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3-21T21:59:55.056669185</dc:date>
    <meta:editing-duration>PT9H27M28S</meta:editing-duration>
    <meta:editing-cycles>59</meta:editing-cycles>
    <meta:generator>LibreOffice/5.1.6.2$Linux_x86 LibreOffice_project/10m0$Build-2</meta:generator>
    <meta:document-statistic meta:table-count="0" meta:image-count="0" meta:object-count="0" meta:page-count="11" meta:paragraph-count="183" meta:word-count="10383" meta:character-count="10444" meta:non-whitespace-character-count="10429"/>
  </office:meta>
</office:document-meta>
</file>